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4f7b" officeooo:paragraph-rsid="00114f7b"/>
    </style:style>
    <style:style style:name="P2" style:family="paragraph" style:parent-style-name="Standard" style:list-style-name="L1">
      <style:text-properties officeooo:rsid="00114f7b" officeooo:paragraph-rsid="00114f7b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14f7b" officeooo:paragraph-rsid="00114f7b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333333" loext:opacity="100%" style:font-name="Arial1" fo:font-size="10.5pt" fo:letter-spacing="normal" fo:font-style="normal" fo:font-weight="normal"/>
    </style:style>
    <style:style style:name="T2" style:family="text">
      <style:text-properties fo:color="#333333" loext:opacity="100%" style:font-name="Arial1" fo:font-size="10.5pt" fo:letter-spacing="normal" fo:font-style="italic" fo:font-weight="normal"/>
    </style:style>
    <style:style style:name="T3" style:family="text">
      <style:text-properties officeooo:rsid="001303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QUITETURA E ORGANIZAÇÃO DE COMPUTADORES</text:p>
      <text:p text:style-name="P3"/>
      <text:p text:style-name="P3">AFI<text:span text:style-name="T3">R</text:span>MATIVAS DAS UNIDADES 1 A 4</text:p>
      <text:p text:style-name="P1"/>
      <text:list xml:id="list422047081" text:style-name="L1">
        <text:list-item>
          <text:p text:style-name="P2"><text:span text:style-name="T1">Um módulo de E/S dentro da arquitetura de computadores deve ser implementado de forma a desemprenhar suas ações através das funcionalidades de interfaceamento entre o elemento denominado Barramento e os próprios dispositivos de E/S que estão nele conectados e por consequência, sob sua responsabilidade (STALLINGS, W. Arquitetura e Organização de Computadores. 8. ed. São Paulo: Pearson Prentice Hall, 2010).</text:span><text:line-break/><text:span text:style-name="T1">Das alternativas abaixo, assinale a que descreve as características sobre a estrutura básica de um módulo de E/S.</text:span> </text:p>
          <text:p text:style-name="P2"/>
        </text:list-item>
        <text:list-item>
          <text:p text:style-name="P2"><text:span text:style-name="T1">As memórias do tipo ROM possuem a característica de ser não volátil, é utilizada em ocasiões nas quais requer apenas operações de leitura, como por exemplo: bibliotecas de funções, para que sejam usadas frequentemente (tal como BIOS - </text:span><text:span text:style-name="T2">Basic Input/Output System</text:span><text:span text:style-name="T1">), tabelas de funções ou informações fixas a serem demandadas pelo sistema computacional. (STALLINGS, W. Arquitetura e Organização de Computadores. 8. ed. São Paulo: Pearson Prentice Hall, 2010).</text:span><text:line-break/><text:span text:style-name="T1">Assim, qual assertiva a seguir é correta para expressar a classificação da memória ROM quanto a fase de gravação de sua informação.</text:span> </text:p>
          <text:p text:style-name="P2"/>
        </text:list-item>
        <text:list-item>
          <text:p text:style-name="P2"><text:span text:style-name="T1">Na arquitetura de computadores, quando foi pensado o uso das memórias do tipo RAM, algumas características foram aplicadas para que pudessem ser diferenciadas. Neste sentido podem ser citados itens em relação à tecnologia de fabricação e suas utilidades principais, como no caso do uso de memórias denominadas como do tipo dinâmica (DRAM) e as memórias denominadas como do tipo estática (SRAM). (STALLINGS, W. Arquitetura e Organização de Computadores. 8. ed. São Paulo: Pearson Prentice Hall, 2010).</text:span><text:line-break/><text:span text:style-name="T1">Qual assertiva a seguir é correta para a característica da memória do tipo SRAM.</text:span> </text:p>
          <text:p text:style-name="P2"/>
        </text:list-item>
        <text:list-item>
          <text:p text:style-name="P2"><text:span text:style-name="T1">Na arquitetura de computadores, o uso de um módulo de E/S foi idealizado para implementar a forma como ocorre a exportação da funcionalidade de interfaceamento entre elementos, denominados como barramento (parte interna) e os próprios dispositivos de E/S (parte externa), sob sua responsabilidade (STALLINGS, W. Arquitetura e Organização de Computadores. 8. ed. São Paulo: Pearson Prentice Hall, 2010).</text:span><text:line-break/><text:span text:style-name="T1">Das alternativas abaixo, assinale a que descreve as características sobre as formas de manipular os módulos de E/S.</text:span> </text:p>
          <text:p text:style-name="P2"/>
        </text:list-item>
        <text:list-item>
          <text:p text:style-name="P2"><text:span text:style-name="T1">Um módulo de E/S, dentro da arquitetura de computadores, deve ter como características de implementação, algumas formas de exportar suas funcionalidades para realizar um interfaceamento entre o elemento Barramento e os próprios dispositivos de E/S, que estão sob sua responsabilidade (STALLINGS, W. Arquitetura e Organização de Computadores. 8. ed. São Paulo: Pearson Prentice Hall, 2010).</text:span><text:line-break/><text:span text:style-name="T1">Considerando as funcionalidades de um módulo hipotético de E/S, avalie as afirmações a seguir.</text:span> 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7T13:31:54.947000000</meta:creation-date>
    <dc:date>2022-04-17T17:53:59.992000000</dc:date>
    <meta:editing-duration>PT2H41M23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7" meta:word-count="418" meta:character-count="2778" meta:non-whitespace-character-count="2367"/>
  </office:meta>
</office:document-meta>
</file>